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b61" officeooo:paragraph-rsid="00083b61"/>
    </style:style>
    <style:style style:name="P2" style:family="paragraph" style:parent-style-name="Standard">
      <style:text-properties fo:font-size="26pt" officeooo:rsid="00083b61" officeooo:paragraph-rsid="00083b61" style:font-size-asian="26pt" style:font-size-complex="26pt"/>
    </style:style>
    <style:style style:name="P3" style:family="paragraph" style:parent-style-name="Standard">
      <style:text-properties officeooo:paragraph-rsid="00083b61"/>
    </style:style>
    <style:style style:name="T1" style:family="text">
      <style:text-properties officeooo:rsid="00083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4"/>Class program </text:p>
      <text:p text:style-name="P1"><text:s text:c="126"/>MD RAFIK <text:s/>A B</text:p>
      <text:p text:style-name="P1"><text:s text:c="126"/>ECE CL2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PROGRAM 1:</text:span></text:p>
      <text:p text:style-name="Standard">import matplotlib.pyplot as plt </text:p>
      <text:p text:style-name="Standard"/>
      <text:p text:style-name="Standard">left=[1,2,3,4,5]</text:p>
      <text:p text:style-name="Standard"/>
      <text:p text:style-name="Standard">height=[10,24,26,28,32]</text:p>
      <text:p text:style-name="Standard"/>
      <text:p text:style-name="Standard">tick_label=['one','two','three','four','five']</text:p>
      <text:p text:style-name="Standard"/>
      <text:p text:style-name="Standard">plt.bar(left,height, tick_label=tick_label,</text:p>
      <text:p text:style-name="Standard"><text:tab/>width=0.8,color=['red','green'])</text:p>
      <text:p text:style-name="Standard"/>
      <text:p text:style-name="Standard">plt.xlabel('x - axis')</text:p>
      <text:p text:style-name="Standard">plt.ylabel('y - axis')</text:p>
      <text:p text:style-name="Standard">plt.title('my bar chart')</text:p>
      <text:p text:style-name="Standard">plt.show()<text:tab/></text:p>
      <text:p text:style-name="Standard"/>
      <text:p text:style-name="P1">OUT PUT:</text:p>
      <text:p text:style-name="P1">GRAPH</text:p>
      <text:p text:style-name="P1"/>
      <text:p text:style-name="P1">PROGRAM 2:</text:p>
      <text:p text:style-name="P1">import matplotlib.pyplot as plt</text:p>
      <text:p text:style-name="P1">x=[1,2,3]</text:p>
      <text:p text:style-name="P1">y=[4,5,6]</text:p>
      <text:p text:style-name="P1">plt.plot(x,y)</text:p>
      <text:p text:style-name="P1">plt.xlabel("x Axis")</text:p>
      <text:p text:style-name="P1">plt.ylabel("y Axis")</text:p>
      <text:p text:style-name="P1">plt.title("my first graph")</text:p>
      <text:p text:style-name="P1">plt.show()</text:p>
      <text:p text:style-name="P1"/>
      <text:p text:style-name="P1">OUTPUT:</text:p>
      <text:p text:style-name="P1">GRAPH</text:p>
      <text:p text:style-name="P1"/>
      <text:p text:style-name="P1">PROGRAM 3:</text:p>
      <text:p text:style-name="P1">import smtplib</text:p>
      <text:p text:style-name="P1">import getpass</text:p>
      <text:p text:style-name="P1"/>
      <text:p text:style-name="P1">myemail="mahammdarafik2000@gmail.com"</text:p>
      <text:p text:style-name="P1">password=getpass.getpass()</text:p>
      <text:p text:style-name="P1">recemail="mpnaveenkumr@gmail.com"</text:p>
      <text:p text:style-name="P1"/>
      <text:p text:style-name="P1">s=smtplib.SMTP('smtp.gmail.com',587)</text:p>
      <text:p text:style-name="P1"/>
      <text:p text:style-name="P1">#start TLS for security</text:p>
      <text:p text:style-name="P1">s.starttls()</text:p>
      <text:p text:style-name="P1"/>
      <text:p text:style-name="P1"><text:soft-page-break/>#authentication</text:p>
      <text:p text:style-name="P1">s.login("mahammdarafik2000@gmail.com",7022803781)</text:p>
      <text:p text:style-name="P1">#message to be send</text:p>
      <text:p text:style-name="P1">message="hi"</text:p>
      <text:p text:style-name="P1">#sending the mail</text:p>
      <text:p text:style-name="P1">s.sendmail(myemail,recemail,message)</text:p>
      <text:p text:style-name="P1"/>
      <text:p text:style-name="P1">s.quit()</text:p>
      <text:p text:style-name="P1"/>
      <text:p text:style-name="P1">OUTPUT </text:p>
      <text:p text:style-name="P1">MSG TO BE SEN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21:05.430885818</meta:creation-date>
    <dc:date>2018-10-31T10:29:38.723136498</dc:date>
    <meta:editing-duration>PT8M36S</meta:editing-duration>
    <meta:editing-cycles>1</meta:editing-cycles>
    <meta:document-statistic meta:table-count="0" meta:image-count="0" meta:object-count="0" meta:page-count="2" meta:paragraph-count="45" meta:word-count="84" meta:character-count="1151" meta:non-whitespace-character-count="830"/>
    <meta:generator>LibreOffice/6.0.3.2$Linux_X86_64 LibreOffice_project/00m0$Build-2</meta:generator>
  </office:meta>
</office:document-meta>
</file>